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weight="bold" style:font-name-asian="DejaVu Sans" style:font-weight-asian="bold" style:font-name-complex="DejaVu Sans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 style:data-style-name="N2">
      <style:text-properties style:font-name="Ari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bubble, q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4" table:number-rows-spanned="1">
            <text:p>Note: Random arrays, N_ARR = 1, RANGE = 1000</text:p>
          </table:table-cell>
          <table:covered-table-cell table:number-columns-repeated="3"/>
          <table:table-cell>
            <draw:frame table:end-cell-address="'bubble, q'.O29" table:end-x="0.141cm" table:end-y="0.132cm" draw:z-index="0" draw:style-name="gr1" svg:width="20.602cm" svg:height="12.728cm" svg:x="2.12cm" svg:y="0cm">
              <draw:object draw:notify-on-update-of-ranges="'q, merge, quick'.C22:'q, merge, quick'.C32 'bubble, q'.A5:'bubble, q'.A11 'bubble, q'.B4:'bubble, q'.B4 'bubble, q'.B5:'bubble, q'.B11 'bubble, q'.A5:'bubble, q'.A16 'bubble, q'.C4:'bubble, q'.C4 'bubble, q'.C5:'bubble, q'.C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2" table:number-rows-spanned="1">
            <text:p>Time (secs)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Array size</text:p>
          </table:table-cell>
          <table:table-cell office:value-type="string">
            <text:p>Bubblesort</text:p>
          </table:table-cell>
          <table:table-cell office:value-type="string">
            <text:p>Qsort</text:p>
          </table:table-cell>
          <table:table-cell office:value-type="string">
            <text:p>Qsort/Bubble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.8">
            <text:p>1.8</text:p>
          </table:table-cell>
          <table:table-cell office:value-type="float" office:value="0.1">
            <text:p>0.1</text:p>
          </table:table-cell>
          <table:table-cell table:style-name="ce4" table:formula="of:=[.C8]/[.B8]" office:value-type="float" office:value="0.0555555555555556">
            <text:p>0.06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table:style-name="ce4" table:formula="of:=[.C9]/[.B9]" office:value-type="float" office:value="0.0181818181818182">
            <text:p>0.02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2.7">
            <text:p>42.7</text:p>
          </table:table-cell>
          <table:table-cell office:value-type="float" office:value="0.3">
            <text:p>0.3</text:p>
          </table:table-cell>
          <table:table-cell table:style-name="ce4" table:formula="of:=[.C10]/[.B10]" office:value-type="float" office:value="0.00702576112412178">
            <text:p>0.01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70.6">
            <text:p>170.6</text:p>
          </table:table-cell>
          <table:table-cell office:value-type="float" office:value="0.8">
            <text:p>0.8</text:p>
          </table:table-cell>
          <table:table-cell table:style-name="ce4" table:formula="of:=[.C11]/[.B11]" office:value-type="float" office:value="0.00468933177022274">
            <text:p>0.00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/>
          <table:table-cell table:style-name="Default" office:value-type="float" office:value="2.1">
            <text:p>2.1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/>
          <table:table-cell table:style-name="Default" office:value-type="float" office:value="4.4">
            <text:p>4.4</text:p>
          </table:table-cell>
          <table:table-cell table:number-columns-repeated="2"/>
        </table:table-row>
        <table:table-row table:style-name="ro1">
          <table:table-cell table:style-name="Default" office:value-type="float" office:value="2000000">
            <text:p>2000000</text:p>
          </table:table-cell>
          <table:table-cell table:style-name="Default"/>
          <table:table-cell table:style-name="Default" office:value-type="float" office:value="9.2">
            <text:p>9.2</text:p>
          </table:table-cell>
          <table:table-cell table:number-columns-repeated="2"/>
        </table:table-row>
        <table:table-row table:style-name="ro1">
          <table:table-cell table:style-name="Default" office:value-type="float" office:value="5000000">
            <text:p>5000000</text:p>
          </table:table-cell>
          <table:table-cell table:style-name="Default"/>
          <table:table-cell table:style-name="Default" office:value-type="float" office:value="24.7">
            <text:p>24.7</text:p>
          </table:table-cell>
          <table:table-cell table:number-columns-repeated="2"/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table:style-name="Default"/>
          <table:table-cell table:style-name="Default" office:value-type="float" office:value="51.9">
            <text:p>51.9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table:number-columns-spanned="4" table:number-rows-spanned="1">
            <text:p>Note: Random arrays, N_ARR = 1, RANGE = 10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2" table:number-rows-spanned="1">
            <text:p>Time (secs)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Array size</text:p>
          </table:table-cell>
          <table:table-cell office:value-type="string">
            <text:p>Bubblesort</text:p>
          </table:table-cell>
          <table:table-cell office:value-type="string">
            <text:p>Qsort</text:p>
          </table:table-cell>
          <table:table-cell office:value-type="string">
            <text:p>Qsort/Bubble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.7">
            <text:p>1.7</text:p>
          </table:table-cell>
          <table:table-cell office:value-type="float" office:value="0.1">
            <text:p>0.1</text:p>
          </table:table-cell>
          <table:table-cell table:style-name="ce4" table:formula="of:=[.C25]/[.B25]" office:value-type="float" office:value="0.0588235294117647">
            <text:p>0.06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.4">
            <text:p>10.4</text:p>
          </table:table-cell>
          <table:table-cell office:value-type="float" office:value="0.2">
            <text:p>0.2</text:p>
          </table:table-cell>
          <table:table-cell table:style-name="ce4" table:formula="of:=[.C26]/[.B26]" office:value-type="float" office:value="0.0192307692307692">
            <text:p>0.02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1.2">
            <text:p>41.2</text:p>
          </table:table-cell>
          <table:table-cell office:value-type="float" office:value="0.3">
            <text:p>0.3</text:p>
          </table:table-cell>
          <table:table-cell table:style-name="ce4" table:formula="of:=[.C27]/[.B27]" office:value-type="float" office:value="0.00728155339805825">
            <text:p>0.01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66.5">
            <text:p>166.5</text:p>
          </table:table-cell>
          <table:table-cell office:value-type="float" office:value="0.7">
            <text:p>0.7</text:p>
          </table:table-cell>
          <table:table-cell table:style-name="ce4" table:formula="of:=[.C28]/[.B28]" office:value-type="float" office:value="0.0042042042042042">
            <text:p>0.00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/>
          <table:table-cell table:style-name="Default" office:value-type="float" office:value="4.2">
            <text:p>4.2</text:p>
          </table:table-cell>
          <table:table-cell table:number-columns-repeated="2"/>
        </table:table-row>
        <table:table-row table:style-name="ro1">
          <table:table-cell table:style-name="Default" office:value-type="float" office:value="2000000">
            <text:p>2000000</text:p>
          </table:table-cell>
          <table:table-cell table:style-name="Default"/>
          <table:table-cell table:style-name="Default" office:value-type="float" office:value="8.8">
            <text:p>8.8</text:p>
          </table:table-cell>
          <table:table-cell/>
          <table:table-cell>
            <draw:frame table:end-cell-address="'bubble, q'.N59" table:end-x="2.035cm" table:end-y="0.212cm" draw:z-index="1" draw:style-name="gr1" svg:width="20.602cm" svg:height="12.728cm" svg:x="1.756cm" svg:y="0.08cm">
              <draw:object draw:notify-on-update-of-ranges="'q, merge, quick'.C22:'q, merge, quick'.C32 'bubble, q'.A5:'bubble, q'.A11 'bubble, q'.B4:'bubble, q'.B4 'bubble, q'.B5:'bubble, q'.B11 'bubble, q'.A5:'bubble, q'.A16 'bubble, q'.C4:'bubble, q'.C4 'bubble, q'.C5:'bubble, q'.C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Default" office:value-type="float" office:value="5000000">
            <text:p>5000000</text:p>
          </table:table-cell>
          <table:table-cell table:style-name="Default"/>
          <table:table-cell table:style-name="Default" office:value-type="float" office:value="23.5">
            <text:p>23.5</text:p>
          </table:table-cell>
          <table:table-cell table:number-columns-repeated="2"/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table:style-name="Default"/>
          <table:table-cell table:style-name="Default" office:value-type="float" office:value="48.9">
            <text:p>48.9</text:p>
          </table:table-cell>
          <table:table-cell table:number-columns-repeated="2"/>
        </table:table-row>
      </table:table>
      <table:table table:name="q, merge, quick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table:number-columns-spanned="4" table:number-rows-spanned="1">
            <text:p>Note: Random arrays, N_ARR = 5, RANGE = 1000</text:p>
          </table:table-cell>
          <table:covered-table-cell table:number-columns-repeated="3" table:style-name="Default"/>
          <table:table-cell table:style-name="Default" table:number-columns-repeated="2"/>
          <table:table-cell table:style-name="Default">
            <draw:frame table:end-cell-address="'q, merge, quick'.P31" table:end-x="0.623cm" table:end-y="0.135cm" draw:z-index="1" draw:style-name="gr1" svg:width="20.602cm" svg:height="13.631cm" svg:x="0.344cm" svg:y="0cm">
              <draw:object draw:notify-on-update-of-ranges="'q, merge, quick'.C22:'q, merge, quick'.C32 'q, merge, quick'.A5:'q, merge, quick'.A15 'q, merge, quick'.B21:'q, merge, quick'.B21 'q, merge, quick'.B5:'q, merge, quick'.B15 'q, merge, quick'.A5:'q, merge, quick'.A15 'q, merge, quick'.C21:'q, merge, quick'.C21 'q, merge, quick'.C5:'q, merge, quick'.C15 'q, merge, quick'.A5:'q, merge, quick'.A15 'q, merge, quick'.D21:'q, merge, quick'.D21 'q, merge, quick'.D5:'q, merge, quick'.D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2" table:number-rows-spanned="1">
            <text:p>Time (secs)</text:p>
          </table:table-cell>
          <table:covered-table-cell/>
          <table:table-cell table:number-columns-repeated="1021"/>
        </table:table-row>
        <table:table-row table:style-name="ro1">
          <table:table-cell office:value-type="string">
            <text:p>Array size</text:p>
          </table:table-cell>
          <table:table-cell office:value-type="string">
            <text:p>Qsort</text:p>
          </table:table-cell>
          <table:table-cell office:value-type="string">
            <text:p>Mergesort</text:p>
          </table:table-cell>
          <table:table-cell office:value-type="string">
            <text:p>Quicksort</text:p>
          </table:table-cell>
          <table:table-cell office:value-type="string">
            <text:p>Quick/Merge</text:p>
          </table:table-cell>
          <table:table-cell table:style-name="Default" office:value-type="string">
            <text:p>Merge/Qsort</text:p>
          </table:table-cell>
          <table:table-cell table:number-columns-repeated="101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.8">
            <text:p>1.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[.D5]/[.C5]" office:value-type="float" office:value="0">
            <text:p>0</text:p>
          </table:table-cell>
          <table:table-cell table:formula="of:=[.C5]/[.B5]" office:value-type="float" office:value="0.0555555555555556">
            <text:p>0.06</text:p>
          </table:table-cell>
          <table:table-cell table:number-columns-repeated="1018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.8">
            <text:p>3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formula="of:=[.D6]/[.C6]" office:value-type="float" office:value="0.5">
            <text:p>0.5</text:p>
          </table:table-cell>
          <table:table-cell table:formula="of:=[.C6]/[.B6]" office:value-type="float" office:value="0.0526315789473684">
            <text:p>0.05</text:p>
          </table:table-cell>
          <table:table-cell table:number-columns-repeated="1018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0.3">
            <text:p>10.3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formula="of:=[.D7]/[.C7]" office:value-type="float" office:value="0.25">
            <text:p>0.25</text:p>
          </table:table-cell>
          <table:table-cell table:formula="of:=[.C7]/[.B7]" office:value-type="float" office:value="0.0388349514563107">
            <text:p>0.04</text:p>
          </table:table-cell>
          <table:table-cell table:number-columns-repeated="101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1.8">
            <text:p>21.8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formula="of:=[.D8]/[.C8]" office:value-type="float" office:value="0.333333333333333">
            <text:p>0.33</text:p>
          </table:table-cell>
          <table:table-cell table:formula="of:=[.C8]/[.B8]" office:value-type="float" office:value="0.055045871559633">
            <text:p>0.06</text:p>
          </table:table-cell>
          <table:table-cell table:number-columns-repeated="1018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6.1">
            <text:p>46.1</text:p>
          </table:table-cell>
          <table:table-cell office:value-type="float" office:value="2.6">
            <text:p>2.6</text:p>
          </table:table-cell>
          <table:table-cell office:value-type="float" office:value="0.8">
            <text:p>0.8</text:p>
          </table:table-cell>
          <table:table-cell table:formula="of:=[.D9]/[.C9]" office:value-type="float" office:value="0.307692307692308">
            <text:p>0.31</text:p>
          </table:table-cell>
          <table:table-cell table:formula="of:=[.C9]/[.B9]" office:value-type="float" office:value="0.0563991323210412">
            <text:p>0.06</text:p>
          </table:table-cell>
          <table:table-cell table:number-columns-repeated="1018"/>
        </table:table-row>
        <table:table-row table:style-name="ro1">
          <table:table-cell office:value-type="float" office:value="5000000">
            <text:p>5000000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 office:value-type="float" office:value="2.1">
            <text:p>2.1</text:p>
          </table:table-cell>
          <table:table-cell table:formula="of:=[.D10]/[.C10]" office:value-type="float" office:value="0.3">
            <text:p>0.3</text:p>
          </table:table-cell>
          <table:table-cell table:number-columns-repeated="1019"/>
        </table:table-row>
        <table:table-row table:style-name="ro1">
          <table:table-cell office:value-type="float" office:value="10000000">
            <text:p>10000000</text:p>
          </table:table-cell>
          <table:table-cell table:style-name="Default"/>
          <table:table-cell office:value-type="float" office:value="14.5">
            <text:p>14.5</text:p>
          </table:table-cell>
          <table:table-cell office:value-type="float" office:value="4.1">
            <text:p>4.1</text:p>
          </table:table-cell>
          <table:table-cell table:formula="of:=[.D11]/[.C11]" office:value-type="float" office:value="0.282758620689655">
            <text:p>0.28</text:p>
          </table:table-cell>
          <table:table-cell table:number-columns-repeated="1019"/>
        </table:table-row>
        <table:table-row table:style-name="ro1">
          <table:table-cell office:value-type="float" office:value="20000000">
            <text:p>20000000</text:p>
          </table:table-cell>
          <table:table-cell table:style-name="Default"/>
          <table:table-cell office:value-type="float" office:value="29.9">
            <text:p>29.9</text:p>
          </table:table-cell>
          <table:table-cell office:value-type="float" office:value="8.2">
            <text:p>8.2</text:p>
          </table:table-cell>
          <table:table-cell table:formula="of:=[.D12]/[.C12]" office:value-type="float" office:value="0.274247491638796">
            <text:p>0.27</text:p>
          </table:table-cell>
          <table:table-cell table:number-columns-repeated="1019"/>
        </table:table-row>
        <table:table-row table:style-name="ro1">
          <table:table-cell office:value-type="float" office:value="30000000">
            <text:p>30000000</text:p>
          </table:table-cell>
          <table:table-cell table:style-name="Default"/>
          <table:table-cell office:value-type="float" office:value="45.8">
            <text:p>45.8</text:p>
          </table:table-cell>
          <table:table-cell office:value-type="float" office:value="12.4">
            <text:p>12.4</text:p>
          </table:table-cell>
          <table:table-cell table:formula="of:=[.D13]/[.C13]" office:value-type="float" office:value="0.270742358078603">
            <text:p>0.27</text:p>
          </table:table-cell>
          <table:table-cell table:number-columns-repeated="1019"/>
        </table:table-row>
        <table:table-row table:style-name="ro1">
          <table:table-cell office:value-type="float" office:value="40000000">
            <text:p>40000000</text:p>
          </table:table-cell>
          <table:table-cell table:style-name="Default"/>
          <table:table-cell office:value-type="float" office:value="61.1">
            <text:p>61.1</text:p>
          </table:table-cell>
          <table:table-cell office:value-type="float" office:value="16.7">
            <text:p>16.7</text:p>
          </table:table-cell>
          <table:table-cell table:formula="of:=[.D14]/[.C14]" office:value-type="float" office:value="0.273322422258592">
            <text:p>0.27</text:p>
          </table:table-cell>
          <table:table-cell table:number-columns-repeated="1019"/>
        </table:table-row>
        <table:table-row table:style-name="ro1">
          <table:table-cell office:value-type="float" office:value="50000000">
            <text:p>50000000</text:p>
          </table:table-cell>
          <table:table-cell table:style-name="Default"/>
          <table:table-cell office:value-type="float" office:value="82.1">
            <text:p>82.1</text:p>
          </table:table-cell>
          <table:table-cell office:value-type="float" office:value="20.7">
            <text:p>20.7</text:p>
          </table:table-cell>
          <table:table-cell table:formula="of:=[.D15]/[.C15]" office:value-type="float" office:value="0.252131546894032">
            <text:p>0.2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Note: Random arrays, N_ARR = 5, RANGE = 10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2" table:number-rows-spanned="1">
            <text:p>Time (secs)</text:p>
          </table:table-cell>
          <table:covered-table-cell/>
          <table:table-cell table:number-columns-repeated="1021"/>
        </table:table-row>
        <table:table-row table:style-name="ro1">
          <table:table-cell office:value-type="string">
            <text:p>Array size</text:p>
          </table:table-cell>
          <table:table-cell office:value-type="string">
            <text:p>Qsort</text:p>
          </table:table-cell>
          <table:table-cell office:value-type="string">
            <text:p>Mergesort</text:p>
          </table:table-cell>
          <table:table-cell office:value-type="string">
            <text:p>Quicksort</text:p>
          </table:table-cell>
          <table:table-cell office:value-type="string">
            <text:p>Quick/Merge</text:p>
          </table:table-cell>
          <table:table-cell table:style-name="Default" office:value-type="string">
            <text:p>Merge/Qsort</text:p>
          </table:table-cell>
          <table:table-cell table:number-columns-repeated="101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.7">
            <text:p>1.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[.D22]/[.C22]" office:value-type="float" office:value="0">
            <text:p>0</text:p>
          </table:table-cell>
          <table:table-cell table:formula="of:=[.C22]/[.B22]" office:value-type="float" office:value="0.0588235294117647">
            <text:p>0.06</text:p>
          </table:table-cell>
          <table:table-cell table:number-columns-repeated="1018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.6">
            <text:p>3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formula="of:=[.D23]/[.C23]" office:value-type="float" office:value="0">
            <text:p>0</text:p>
          </table:table-cell>
          <table:table-cell table:formula="of:=[.C23]/[.B23]" office:value-type="float" office:value="0.0555555555555556">
            <text:p>0.06</text:p>
          </table:table-cell>
          <table:table-cell table:number-columns-repeated="1018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9.8">
            <text:p>9.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formula="of:=[.D24]/[.C24]" office:value-type="float" office:value="0.2">
            <text:p>0.2</text:p>
          </table:table-cell>
          <table:table-cell table:formula="of:=[.C24]/[.B24]" office:value-type="float" office:value="0.0510204081632653">
            <text:p>0.05</text:p>
          </table:table-cell>
          <table:table-cell table:number-columns-repeated="101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.7">
            <text:p>20.7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table:formula="of:=[.D25]/[.C25]" office:value-type="float" office:value="0.0909090909090909">
            <text:p>0.09</text:p>
          </table:table-cell>
          <table:table-cell table:formula="of:=[.C25]/[.B25]" office:value-type="float" office:value="0.0531400966183575">
            <text:p>0.05</text:p>
          </table:table-cell>
          <table:table-cell table:number-columns-repeated="1018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3.7">
            <text:p>43.7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table:formula="of:=[.D26]/[.C26]" office:value-type="float" office:value="0.130434782608696">
            <text:p>0.13</text:p>
          </table:table-cell>
          <table:table-cell table:formula="of:=[.C26]/[.B26]" office:value-type="float" office:value="0.0526315789473684">
            <text:p>0.05</text:p>
          </table:table-cell>
          <table:table-cell table:number-columns-repeated="1018"/>
        </table:table-row>
        <table:table-row table:style-name="ro1">
          <table:table-cell office:value-type="float" office:value="5000000">
            <text:p>5000000</text:p>
          </table:table-cell>
          <table:table-cell/>
          <table:table-cell office:value-type="float" office:value="6.4">
            <text:p>6.4</text:p>
          </table:table-cell>
          <table:table-cell office:value-type="float" office:value="0.7">
            <text:p>0.7</text:p>
          </table:table-cell>
          <table:table-cell table:formula="of:=[.D27]/[.C27]" office:value-type="float" office:value="0.109375">
            <text:p>0.11</text:p>
          </table:table-cell>
          <table:table-cell table:number-columns-repeated="1019"/>
        </table:table-row>
        <table:table-row table:style-name="ro1">
          <table:table-cell office:value-type="float" office:value="10000000">
            <text:p>10000000</text:p>
          </table:table-cell>
          <table:table-cell table:style-name="Default"/>
          <table:table-cell office:value-type="float" office:value="13.2">
            <text:p>13.2</text:p>
          </table:table-cell>
          <table:table-cell office:value-type="float" office:value="1.5">
            <text:p>1.5</text:p>
          </table:table-cell>
          <table:table-cell table:formula="of:=[.D28]/[.C28]" office:value-type="float" office:value="0.113636363636364">
            <text:p>0.11</text:p>
          </table:table-cell>
          <table:table-cell table:number-columns-repeated="1019"/>
        </table:table-row>
        <table:table-row table:style-name="ro1">
          <table:table-cell office:value-type="float" office:value="20000000">
            <text:p>20000000</text:p>
          </table:table-cell>
          <table:table-cell table:style-name="Default"/>
          <table:table-cell office:value-type="float" office:value="26.5">
            <text:p>26.5</text:p>
          </table:table-cell>
          <table:table-cell office:value-type="float" office:value="3">
            <text:p>3</text:p>
          </table:table-cell>
          <table:table-cell table:formula="of:=[.D29]/[.C29]" office:value-type="float" office:value="0.113207547169811">
            <text:p>0.11</text:p>
          </table:table-cell>
          <table:table-cell table:number-columns-repeated="1019"/>
        </table:table-row>
        <table:table-row table:style-name="ro1">
          <table:table-cell office:value-type="float" office:value="30000000">
            <text:p>30000000</text:p>
          </table:table-cell>
          <table:table-cell table:style-name="Default"/>
          <table:table-cell office:value-type="float" office:value="41.3">
            <text:p>41.3</text:p>
          </table:table-cell>
          <table:table-cell office:value-type="float" office:value="4.5">
            <text:p>4.5</text:p>
          </table:table-cell>
          <table:table-cell table:formula="of:=[.D30]/[.C30]" office:value-type="float" office:value="0.108958837772397">
            <text:p>0.11</text:p>
          </table:table-cell>
          <table:table-cell table:number-columns-repeated="1019"/>
        </table:table-row>
        <table:table-row table:style-name="ro1">
          <table:table-cell office:value-type="float" office:value="40000000">
            <text:p>40000000</text:p>
          </table:table-cell>
          <table:table-cell table:style-name="Default"/>
          <table:table-cell office:value-type="float" office:value="53.7">
            <text:p>53.7</text:p>
          </table:table-cell>
          <table:table-cell office:value-type="float" office:value="5.9">
            <text:p>5.9</text:p>
          </table:table-cell>
          <table:table-cell table:formula="of:=[.D31]/[.C31]" office:value-type="float" office:value="0.109869646182495">
            <text:p>0.11</text:p>
          </table:table-cell>
          <table:table-cell table:number-columns-repeated="1019"/>
        </table:table-row>
        <table:table-row table:style-name="ro1">
          <table:table-cell office:value-type="float" office:value="50000000">
            <text:p>50000000</text:p>
          </table:table-cell>
          <table:table-cell table:style-name="Default"/>
          <table:table-cell office:value-type="float" office:value="73.4">
            <text:p>73.4</text:p>
          </table:table-cell>
          <table:table-cell office:value-type="float" office:value="7">
            <text:p>7</text:p>
          </table:table-cell>
          <table:table-cell table:formula="of:=[.D32]/[.C32]" office:value-type="float" office:value="0.0953678474114441">
            <text:p>0.1</text:p>
          </table:table-cell>
          <table:table-cell/>
          <table:table-cell>
            <draw:frame table:end-cell-address="'q, merge, quick'.P63" table:end-x="0.5cm" table:end-y="0.11cm" draw:z-index="0" draw:style-name="gr1" svg:width="20.602cm" svg:height="13.631cm" svg:x="0.221cm" svg:y="0.425cm">
              <draw:object draw:notify-on-update-of-ranges="'q, merge, quick'.C22:'q, merge, quick'.C32 'q, merge, quick'.A22:'q, merge, quick'.A32 'q, merge, quick'.B21:'q, merge, quick'.B21 'q, merge, quick'.B22:'q, merge, quick'.B32 'q, merge, quick'.A22:'q, merge, quick'.A32 'q, merge, quick'.C21:'q, merge, quick'.C21 'q, merge, quick'.C22:'q, merge, quick'.C32 'q, merge, quick'.A22:'q, merge, quick'.A32 'q, merge, quick'.D21:'q, merge, quick'.D21 'q, merge, quick'.D22:'q, merge, quick'.D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5">
          <table:table-cell table:style-name="Default" table:number-columns-repeated="6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bble, merge (old)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5" office:value-type="string" table:number-columns-spanned="4" table:number-rows-spanned="1">
            <text:p>Note: times are on old asus eee computer!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table:number-columns-spanned="4" table:number-rows-spanned="1">
            <text:p>Random arrays, N_ARR = 1, RANGE = 1000</text:p>
          </table:table-cell>
          <table:covered-table-cell table:number-columns-repeated="3"/>
          <table:table-cell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/>
          <table:table-cell table:style-name="ce6" office:value-type="string" table:number-columns-spanned="2" table:number-rows-spanned="1">
            <text:p>Time (secs)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Array size</text:p>
          </table:table-cell>
          <table:table-cell office:value-type="string">
            <text:p>Mergesort</text:p>
          </table:table-cell>
          <table:table-cell office:value-type="string">
            <text:p>Bubblesort</text:p>
          </table:table-cell>
          <table:table-cell/>
          <table:table-cell>
            <draw:frame table:end-cell-address="'bubble, merge (old)'.K25" table:end-x="1.875cm" table:end-y="0.099cm" draw:z-index="0" draw:style-name="gr1" svg:width="14.17cm" svg:height="9.075cm" svg:x="1.254cm" svg:y="0.021cm">
              <draw:object draw:notify-on-update-of-ranges="'bubble, merge (old)'.C5:'bubble, merge (old)'.C5 'bubble, merge (old)'.A6:'bubble, merge (old)'.A21 'bubble, merge (old)'.B5:'bubble, merge (old)'.B5 'bubble, merge (old)'.B6:'bubble, merge (old)'.B21 'bubble, merge (old)'.A6:'bubble, merge (old)'.A13 'bubble, merge (old)'.C5:'bubble, merge (old)'.C5 'bubble, merge (old)'.C6:'bubble, merge (old)'.C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2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11.2">
            <text:p>11.2</text:p>
          </table:table-cell>
          <table:table-cell table:number-columns-repeated="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20.2">
            <text:p>20.2</text:p>
          </table:table-cell>
          <table:table-cell table:number-columns-repeated="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32.3">
            <text:p>32.3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1">
            <text:p>0.1</text:p>
          </table:table-cell>
          <table:table-cell office:value-type="float" office:value="127.2">
            <text:p>127.2</text:p>
          </table:table-cell>
          <table:table-cell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5.4">
            <text:p>5.4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22.6">
            <text:p>22.6</text:p>
          </table:table-cell>
          <table:table-cell table:number-columns-repeated="3"/>
        </table:table-row>
        <table:table-row table:style-name="ro1">
          <table:table-cell office:value-type="float" office:value="50000000">
            <text:p>50000000</text:p>
          </table:table-cell>
          <table:table-cell office:value-type="float" office:value="61.8">
            <text:p>61.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0" number:min-integer-digits="1" number:min-exponent-digits="3"/>
    </number:number-style>
    <number:number-style style:name="N109">
      <number:scientific-number number:decimal-places="0" number:min-integer-digits="1" number:min-exponent-digits="2"/>
    </number:number-style>
    <number:number-style style:name="N110">
      <number:scientific-number number:decimal-places="0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9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Robin Smith</meta:initial-creator>
    <meta:creation-date>2010-12-29T15:29:22</meta:creation-date>
    <dc:date>2011-07-11T19:45:49</dc:date>
    <meta:editing-cycles>61</meta:editing-cycles>
    <meta:editing-duration>PT3H27M33S</meta:editing-duration>
    <meta:document-statistic meta:table-count="3" meta:cell-count="252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scientific-number number:decimal-places="0" number:min-integer-digits="1" number:min-exponent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ignore" chart:spline-order="3" chart:right-angled-axes="true"/>
    </style:style>
    <style:style style:name="ch5" style:family="chart" style:data-style-name="N110">
      <style:chart-properties chart:display-label="true" chart:logarithmic="tru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71cm" svg:height="9.076cm" xlink:href=".." xlink:type="simple" chart:class="chart:scatter" chart:column-mapping="0" chart:style-name="ch1">
        <chart:title svg:x="2.879cm" svg:y="0.131cm" chart:style-name="ch2">
          <text:p>Bubblesort vs Mergesort (random arrays)</text:p>
        </chart:title>
        <chart:legend chart:legend-position="end" svg:x="11.753cm" svg:y="4.034cm" chart:style-name="ch3"/>
        <chart:plot-area chart:style-name="ch4" table:cell-range-address="'bubble, merge (old)'.B5:'bubble, merge (old)'.C5 'bubble, merge (old)'.A6:'bubble, merge (old)'.B21 'bubble, merge (old)'.C6:'bubble, merge (old)'.C13" chart:data-source-has-labels="both" svg:x="1.125cm" svg:y="0.91cm" svg:width="10.342cm" svg:height="7.03cm">
          <chartooo:coordinate-region svg:x="1.852cm" svg:y="1.071cm" svg:width="9.296cm" svg:height="6.301cm"/>
          <chart:axis chart:dimension="x" chart:name="primary-x" chart:style-name="ch5">
            <chart:title svg:x="4.972cm" svg:y="8.32cm" chart:style-name="ch6">
              <text:p>Length of array</text:p>
            </chart:title>
            <chart:categories table:cell-range-address="'bubble, merge (old)'.C5:'bubble, merge (old)'.C5"/>
            <chart:grid chart:style-name="ch7" chart:class="major"/>
          </chart:axis>
          <chart:axis chart:dimension="y" chart:name="primary-y" chart:style-name="ch8">
            <chart:title svg:x="0.283cm" svg:y="5.502cm" chart:style-name="ch9">
              <text:p>Time (secs)</text:p>
            </chart:title>
            <chart:grid chart:style-name="ch7" chart:class="major"/>
          </chart:axis>
          <chart:series chart:style-name="ch10" chart:values-cell-range-address="'bubble, merge (old)'.B6:'bubble, merge (old)'.B21" chart:label-cell-address="'bubble, merge (old)'.B5:'bubble, merge (old)'.B5" chart:class="chart:scatter">
            <chart:domain table:cell-range-address="'bubble, merge (old)'.A6:'bubble, merge (old)'.A21"/>
            <chart:data-point chart:repeated="16"/>
          </chart:series>
          <chart:series chart:style-name="ch11" chart:values-cell-range-address="'bubble, merge (old)'.C6:'bubble, merge (old)'.C13" chart:label-cell-address="'bubble, merge (old)'.C5:'bubble, merge (old)'.C5" chart:class="chart:scatter">
            <chart:domain table:cell-range-address="'bubble, merge (old)'.A6:'bubble, merge (old)'.A1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sort</text:p>
                <draw:g>
                  <svg:desc>'bubble, merge (old)'.B5:'bubble, merge (old)'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ubblesort</text:p>
                <draw:g>
                  <svg:desc>'bubble, merge (old)'.C5:'bubble, merge (old)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sort</text:p>
                <draw:g>
                  <svg:desc>'bubble, merge (old)'.C5:'bubble, merge (old)'.C5</svg:desc>
                </draw:g>
              </table:table-cell>
              <table:table-cell office:value-type="float" office:value="2000">
                <text:p>2000</text:p>
                <draw:g>
                  <svg:desc>'bubble, merge (old)'.A6:'bubble, merge (old)'.A21</svg:desc>
                </draw:g>
              </table:table-cell>
              <table:table-cell office:value-type="float" office:value="0">
                <text:p>0</text:p>
                <draw:g>
                  <svg:desc>'bubble, merge (old)'.B6:'bubble, merge (old)'.B21</svg:desc>
                </draw:g>
              </table:table-cell>
              <table:table-cell office:value-type="float" office:value="2000">
                <text:p>2000</text:p>
                <draw:g>
                  <svg:desc>'bubble, merge (old)'.A6:'bubble, merge (old)'.A13</svg:desc>
                </draw:g>
              </table:table-cell>
              <table:table-cell office:value-type="float" office:value="0">
                <text:p>0</text:p>
                <draw:g>
                  <svg:desc>'bubble, merge (old)'.C6:'bubble, merge (old)'.C13</svg:desc>
                </draw:g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5000">
                <text:p>5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20000">
                <text:p>200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30000">
                <text:p>300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/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40000">
                <text:p>4000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50000">
                <text:p>50000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0.1">
                <text:p>0.1</text:p>
              </table:table-cell>
              <table:table-cell office:value-type="float" office:value="100000">
                <text:p>100000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/>
              <table:table-cell office:value-type="float" office:value="200000">
                <text:p>20000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00">
                <text:p>50000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000">
                <text:p>200000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000">
                <text:p>5000000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0000">
                <text:p>20000000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0000">
                <text:p>50000000</text:p>
              </table:table-cell>
              <table:table-cell office:value-type="float" office:value="61.8">
                <text:p>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110">
      <style:chart-properties chart:display-label="true" chart:logarithmic="false" chart:maximum="5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03cm" svg:height="13.632cm" xlink:href=".." xlink:type="simple" chart:class="chart:scatter" chart:style-name="ch1">
        <chart:title svg:x="5.693cm" svg:y="0.408cm" chart:style-name="ch2">
          <text:p>Qsort vs Mergesort vs Quicksort (RANGE = 10)</text:p>
        </chart:title>
        <chart:legend chart:legend-position="end" svg:x="18.258cm" svg:y="6.071cm" chart:style-name="ch3"/>
        <chart:plot-area chart:style-name="ch4" table:cell-range-address="'q, merge, quick'.A21:'q, merge, quick'.D32" chart:data-source-has-labels="both" svg:x="1.423cm" svg:y="2.003cm" svg:width="16.012cm" svg:height="10.376cm">
          <chartooo:coordinate-region svg:x="2.044cm" svg:y="2.203cm" svg:width="14.979cm" svg:height="9.529cm"/>
          <chart:axis chart:dimension="x" chart:name="primary-x" chart:style-name="ch5">
            <chart:title svg:x="8.221cm" svg:y="12.651cm" chart:style-name="ch6">
              <text:p>Array length (x5)</text:p>
            </chart:title>
            <chart:categories table:cell-range-address="'q, merge, quick'.C22:'q, merge, quick'.C32"/>
          </chart:axis>
          <chart:axis chart:dimension="y" chart:name="primary-y" chart:style-name="ch7">
            <chart:title svg:x="0.451cm" svg:y="7.963cm" chart:style-name="ch8">
              <text:p>Time /sec</text:p>
            </chart:title>
            <chart:grid chart:style-name="ch9" chart:class="major"/>
          </chart:axis>
          <chart:series chart:style-name="ch10" chart:values-cell-range-address="'q, merge, quick'.B22:'q, merge, quick'.B32" chart:label-cell-address="'q, merge, quick'.B21:'q, merge, quick'.B21" chart:class="chart:scatter">
            <chart:domain table:cell-range-address="'q, merge, quick'.A22:'q, merge, quick'.A32"/>
            <chart:data-point chart:repeated="11"/>
          </chart:series>
          <chart:series chart:style-name="ch11" chart:values-cell-range-address="'q, merge, quick'.C22:'q, merge, quick'.C32" chart:label-cell-address="'q, merge, quick'.C21:'q, merge, quick'.C21" chart:class="chart:scatter">
            <chart:data-point chart:repeated="11"/>
          </chart:series>
          <chart:series chart:style-name="ch12" chart:values-cell-range-address="'q, merge, quick'.D22:'q, merge, quick'.D32" chart:label-cell-address="'q, merge, quick'.D21:'q, merge, quick'.D2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'q, merge, quick'.B21:'q, merge, quick'.B21</svg:desc>
                </draw:g>
              </table:table-cell>
              <table:table-cell office:value-type="string">
                <text:p>Mergesort</text:p>
                <draw:g>
                  <svg:desc>'q, merge, quick'.C21:'q, merge, quick'.C21</svg:desc>
                </draw:g>
              </table:table-cell>
              <table:table-cell office:value-type="string">
                <text:p>Quicksort</text:p>
                <draw:g>
                  <svg:desc>'q, merge, quick'.D21:'q, merge, quick'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'q, merge, quick'.C22:'q, merge, quick'.C32</svg:desc>
                </draw:g>
              </table:table-cell>
              <table:table-cell office:value-type="float" office:value="100000">
                <text:p>100000</text:p>
                <draw:g>
                  <svg:desc>'q, merge, quick'.A22:'q, merge, quick'.A32</svg:desc>
                </draw:g>
              </table:table-cell>
              <table:table-cell office:value-type="float" office:value="1.7">
                <text:p>1.7</text:p>
                <draw:g>
                  <svg:desc>'q, merge, quick'.B22:'q, merge, quick'.B32</svg:desc>
                </draw:g>
              </table:table-cell>
              <table:table-cell office:value-type="float" office:value="0.1">
                <text:p>0.1</text:p>
                <draw:g>
                  <svg:desc>'q, merge, quick'.C22:'q, merge, quick'.C32</svg:desc>
                </draw:g>
              </table:table-cell>
              <table:table-cell office:value-type="float" office:value="0">
                <text:p>0</text:p>
                <draw:g>
                  <svg:desc>'q, merge, quick'.D22:'q, merge, quick'.D32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00000">
                <text:p>200000</text:p>
              </table:table-cell>
              <table:table-cell office:value-type="float" office:value="3.6">
                <text:p>3.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500000">
                <text:p>500000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000000">
                <text:p>1000000</text:p>
              </table:table-cell>
              <table:table-cell office:value-type="float" office:value="20.7">
                <text:p>20.7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2000000">
                <text:p>2000000</text:p>
              </table:table-cell>
              <table:table-cell office:value-type="float" office:value="43.7">
                <text:p>43.7</text:p>
              </table:table-cell>
              <table:table-cell office:value-type="float" office:value="2.3">
                <text:p>2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5000000">
                <text:p>5000000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.2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6.5</text:p>
              </table:table-cell>
              <table:table-cell office:value-type="float" office:value="20000000">
                <text:p>20000000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.3</text:p>
              </table:table-cell>
              <table:table-cell office:value-type="float" office:value="30000000">
                <text:p>30000000</text:p>
              </table:table-cell>
              <table:table-cell office:value-type="float" office:value="NaN">
                <text:p>NaN</text:p>
              </table:table-cell>
              <table:table-cell office:value-type="float" office:value="41.3">
                <text:p>41.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3.7</text:p>
              </table:table-cell>
              <table:table-cell office:value-type="float" office:value="40000000">
                <text:p>40000000</text:p>
              </table:table-cell>
              <table:table-cell office:value-type="float" office:value="NaN">
                <text:p>NaN</text:p>
              </table:table-cell>
              <table:table-cell office:value-type="float" office:value="53.7">
                <text:p>53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3.4</text:p>
              </table:table-cell>
              <table:table-cell office:value-type="float" office:value="50000000">
                <text:p>50000000</text:p>
              </table:table-cell>
              <table:table-cell office:value-type="float" office:value="NaN">
                <text:p>NaN</text:p>
              </table:table-cell>
              <table:table-cell office:value-type="float" office:value="73.4">
                <text:p>73.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03cm" svg:height="12.729cm" xlink:href=".." xlink:type="simple" chart:class="chart:scatter" chart:style-name="ch1">
        <chart:title svg:x="6.731cm" svg:y="0.337cm" chart:style-name="ch2">
          <text:p>Bubblesort vs Qsort (RANGE = 1000)
</text:p>
        </chart:title>
        <chart:legend chart:legend-position="end" svg:x="18.153cm" svg:y="5.844cm" chart:style-name="ch3"/>
        <chart:plot-area chart:style-name="ch4" table:cell-range-address="'q, merge, quick'.C22:'q, merge, quick'.C32 'bubble, q'.A5:'bubble, q'.B11 'bubble, q'.B4:'bubble, q'.C4 'bubble, q'.C5:'bubble, q'.C16" chart:data-source-has-labels="both" svg:x="0.666cm" svg:y="1.436cm" svg:width="17.756cm" svg:height="10.643cm">
          <chartooo:coordinate-region svg:x="1.473cm" svg:y="1.636cm" svg:width="16.537cm" svg:height="9.796cm"/>
          <chart:axis chart:dimension="x" chart:name="primary-x" chart:style-name="ch5">
            <chart:title svg:x="8.64cm" svg:y="12.169cm" chart:style-name="ch6">
              <text:p>Array length</text:p>
            </chart:title>
            <chart:categories table:cell-range-address="'q, merge, quick'.C22:'q, merge, quick'.C32"/>
          </chart:axis>
          <chart:axis chart:dimension="y" chart:name="primary-y" chart:style-name="ch7">
            <chart:title svg:x="0cm" svg:y="7.529cm" chart:style-name="ch8">
              <text:p>Time /sec</text:p>
            </chart:title>
            <chart:grid chart:style-name="ch9" chart:class="major"/>
          </chart:axis>
          <chart:series chart:style-name="ch10" chart:values-cell-range-address="'bubble, q'.B5:'bubble, q'.B11" chart:label-cell-address="'bubble, q'.B4:'bubble, q'.B4" chart:class="chart:scatter">
            <chart:domain table:cell-range-address="'bubble, q'.A5:'bubble, q'.A11"/>
            <chart:data-point chart:repeated="7"/>
          </chart:series>
          <chart:series chart:style-name="ch11" chart:values-cell-range-address="'bubble, q'.C5:'bubble, q'.C16" chart:label-cell-address="'bubble, q'.C4:'bubble, q'.C4" chart:class="chart:scatter">
            <chart:domain table:cell-range-address="'bubble, q'.A5:'bubble, q'.A16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sort</text:p>
                <draw:g>
                  <svg:desc>'bubble, q'.B4:'bubble, q'.B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'bubble, q'.C4:'bubble, q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'q, merge, quick'.C22:'q, merge, quick'.C32</svg:desc>
                </draw:g>
              </table:table-cell>
              <table:table-cell office:value-type="float" office:value="2000">
                <text:p>2000</text:p>
                <draw:g>
                  <svg:desc>'bubble, q'.A5:'bubble, q'.A11</svg:desc>
                </draw:g>
              </table:table-cell>
              <table:table-cell office:value-type="float" office:value="0">
                <text:p>0</text:p>
                <draw:g>
                  <svg:desc>'bubble, q'.B5:'bubble, q'.B11</svg:desc>
                </draw:g>
              </table:table-cell>
              <table:table-cell office:value-type="float" office:value="2000">
                <text:p>2000</text:p>
                <draw:g>
                  <svg:desc>'bubble, q'.A5:'bubble, q'.A16</svg:desc>
                </draw:g>
              </table:table-cell>
              <table:table-cell office:value-type="float" office:value="0">
                <text:p>0</text:p>
                <draw:g>
                  <svg:desc>'bubble, q'.C5:'bubble, q'.C16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5000">
                <text:p>5000</text:p>
              </table:table-cell>
              <table:table-cell office:value-type="float" office:value="0.1">
                <text:p>0.1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0000">
                <text:p>10000</text:p>
              </table:table-cell>
              <table:table-cell office:value-type="float" office:value="0.4">
                <text:p>0.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0000">
                <text:p>20000</text:p>
              </table:table-cell>
              <table:table-cell office:value-type="float" office:value="1.8">
                <text:p>1.8</text:p>
              </table:table-cell>
              <table:table-cell office:value-type="float" office:value="20000">
                <text:p>2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50000">
                <text:p>50000</text:p>
              </table:table-cell>
              <table:table-cell office:value-type="float" office:value="11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100000">
                <text:p>100000</text:p>
              </table:table-cell>
              <table:table-cell office:value-type="float" office:value="42.7">
                <text:p>42.7</text:p>
              </table:table-cell>
              <table:table-cell office:value-type="float" office:value="100000">
                <text:p>10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.2</text:p>
              </table:table-cell>
              <table:table-cell office:value-type="float" office:value="200000">
                <text:p>200000</text:p>
              </table:table-cell>
              <table:table-cell office:value-type="float" office:value="170.6">
                <text:p>170.6</text:p>
              </table:table-cell>
              <table:table-cell office:value-type="float" office:value="200000">
                <text:p>20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">
                <text:p>500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00">
                <text:p>200000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0">
                <text:p>500000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51.9">
                <text:p>51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110">
      <style:chart-properties chart:display-label="true" chart:logarithmic="false" chart:maximum="5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03cm" svg:height="13.632cm" xlink:href=".." xlink:type="simple" chart:class="chart:scatter" chart:style-name="ch1">
        <chart:title svg:x="5.455cm" svg:y="0.408cm" chart:style-name="ch2">
          <text:p>Qsort vs Mergesort vs Quicksort (RANGE = 1000)</text:p>
        </chart:title>
        <chart:legend chart:legend-position="end" svg:x="18.258cm" svg:y="6.071cm" chart:style-name="ch3"/>
        <chart:plot-area chart:style-name="ch4" table:cell-range-address="'q, merge, quick'.C21:'q, merge, quick'.C32 'q, merge, quick'.A5:'q, merge, quick'.D15 'q, merge, quick'.B21:'q, merge, quick'.B21 'q, merge, quick'.D21:'q, merge, quick'.D21" chart:data-source-has-labels="both" svg:x="1.423cm" svg:y="2.003cm" svg:width="16.012cm" svg:height="10.376cm">
          <chartooo:coordinate-region svg:x="2.044cm" svg:y="2.203cm" svg:width="14.979cm" svg:height="9.529cm"/>
          <chart:axis chart:dimension="x" chart:name="primary-x" chart:style-name="ch5">
            <chart:title svg:x="8.221cm" svg:y="12.651cm" chart:style-name="ch6">
              <text:p>Array length (x5)</text:p>
            </chart:title>
            <chart:categories table:cell-range-address="'q, merge, quick'.C22:'q, merge, quick'.C32"/>
          </chart:axis>
          <chart:axis chart:dimension="y" chart:name="primary-y" chart:style-name="ch7">
            <chart:title svg:x="0.451cm" svg:y="7.963cm" chart:style-name="ch8">
              <text:p>Time /sec</text:p>
            </chart:title>
            <chart:grid chart:style-name="ch9" chart:class="major"/>
          </chart:axis>
          <chart:series chart:style-name="ch10" chart:values-cell-range-address="'q, merge, quick'.B5:'q, merge, quick'.B15" chart:label-cell-address="'q, merge, quick'.B21:'q, merge, quick'.B21" chart:class="chart:scatter">
            <chart:domain table:cell-range-address="'q, merge, quick'.A5:'q, merge, quick'.A15"/>
            <chart:data-point chart:repeated="11"/>
          </chart:series>
          <chart:series chart:style-name="ch11" chart:values-cell-range-address="'q, merge, quick'.C5:'q, merge, quick'.C15" chart:label-cell-address="'q, merge, quick'.C21:'q, merge, quick'.C21" chart:class="chart:scatter">
            <chart:data-point chart:repeated="11"/>
          </chart:series>
          <chart:series chart:style-name="ch12" chart:values-cell-range-address="'q, merge, quick'.D5:'q, merge, quick'.D15" chart:label-cell-address="'q, merge, quick'.D21:'q, merge, quick'.D2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'q, merge, quick'.B21:'q, merge, quick'.B21</svg:desc>
                </draw:g>
              </table:table-cell>
              <table:table-cell office:value-type="string">
                <text:p>Mergesort</text:p>
                <draw:g>
                  <svg:desc>'q, merge, quick'.C21:'q, merge, quick'.C21</svg:desc>
                </draw:g>
              </table:table-cell>
              <table:table-cell office:value-type="string">
                <text:p>Quicksort</text:p>
                <draw:g>
                  <svg:desc>'q, merge, quick'.D21:'q, merge, quick'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'q, merge, quick'.C22:'q, merge, quick'.C32</svg:desc>
                </draw:g>
              </table:table-cell>
              <table:table-cell office:value-type="float" office:value="100000">
                <text:p>100000</text:p>
                <draw:g>
                  <svg:desc>'q, merge, quick'.A5:'q, merge, quick'.A15</svg:desc>
                </draw:g>
              </table:table-cell>
              <table:table-cell office:value-type="float" office:value="1.8">
                <text:p>1.8</text:p>
                <draw:g>
                  <svg:desc>'q, merge, quick'.B5:'q, merge, quick'.B15</svg:desc>
                </draw:g>
              </table:table-cell>
              <table:table-cell office:value-type="float" office:value="0.1">
                <text:p>0.1</text:p>
                <draw:g>
                  <svg:desc>'q, merge, quick'.C5:'q, merge, quick'.C15</svg:desc>
                </draw:g>
              </table:table-cell>
              <table:table-cell office:value-type="float" office:value="0">
                <text:p>0</text:p>
                <draw:g>
                  <svg:desc>'q, merge, quick'.D5:'q, merge, quick'.D15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00000">
                <text:p>200000</text:p>
              </table:table-cell>
              <table:table-cell office:value-type="float" office:value="3.8">
                <text:p>3.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500000">
                <text:p>500000</text:p>
              </table:table-cell>
              <table:table-cell office:value-type="float" office:value="10.3">
                <text:p>10.3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000000">
                <text:p>1000000</text:p>
              </table:table-cell>
              <table:table-cell office:value-type="float" office:value="21.8">
                <text:p>21.8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2000000">
                <text:p>2000000</text:p>
              </table:table-cell>
              <table:table-cell office:value-type="float" office:value="46.1">
                <text:p>46.1</text:p>
              </table:table-cell>
              <table:table-cell office:value-type="float" office:value="2.6">
                <text:p>2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5000000">
                <text:p>500000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.2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.5</text:p>
              </table:table-cell>
              <table:table-cell office:value-type="float" office:value="20000000">
                <text:p>20000000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1.3</text:p>
              </table:table-cell>
              <table:table-cell office:value-type="float" office:value="30000000">
                <text:p>30000000</text:p>
              </table:table-cell>
              <table:table-cell office:value-type="float" office:value="NaN">
                <text:p>NaN</text:p>
              </table:table-cell>
              <table:table-cell office:value-type="float" office:value="45.8">
                <text:p>45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3.7</text:p>
              </table:table-cell>
              <table:table-cell office:value-type="float" office:value="40000000">
                <text:p>40000000</text:p>
              </table:table-cell>
              <table:table-cell office:value-type="float" office:value="NaN">
                <text:p>NaN</text:p>
              </table:table-cell>
              <table:table-cell office:value-type="float" office:value="61.1">
                <text:p>61.1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73.4</text:p>
              </table:table-cell>
              <table:table-cell office:value-type="float" office:value="50000000">
                <text:p>50000000</text:p>
              </table:table-cell>
              <table:table-cell office:value-type="float" office:value="NaN">
                <text:p>NaN</text:p>
              </table:table-cell>
              <table:table-cell office:value-type="float" office:value="82.1">
                <text:p>82.1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03cm" svg:height="12.729cm" xlink:href=".." xlink:type="simple" chart:class="chart:scatter" chart:style-name="ch1">
        <chart:title svg:x="6.731cm" svg:y="0.337cm" chart:style-name="ch2">
          <text:p>Bubblesort vs Qsort (RANGE = 1000)
</text:p>
        </chart:title>
        <chart:legend chart:legend-position="end" svg:x="18.153cm" svg:y="5.844cm" chart:style-name="ch3"/>
        <chart:plot-area chart:style-name="ch4" table:cell-range-address="'q, merge, quick'.C22:'q, merge, quick'.C32 'bubble, q'.A5:'bubble, q'.B11 'bubble, q'.B4:'bubble, q'.C4 'bubble, q'.C5:'bubble, q'.C16" chart:data-source-has-labels="both" svg:x="0.666cm" svg:y="1.436cm" svg:width="17.756cm" svg:height="10.643cm">
          <chartooo:coordinate-region svg:x="1.473cm" svg:y="1.636cm" svg:width="16.537cm" svg:height="9.796cm"/>
          <chart:axis chart:dimension="x" chart:name="primary-x" chart:style-name="ch5">
            <chart:title svg:x="8.64cm" svg:y="12.169cm" chart:style-name="ch6">
              <text:p>Array length</text:p>
            </chart:title>
            <chart:categories table:cell-range-address="'q, merge, quick'.C22:'q, merge, quick'.C32"/>
          </chart:axis>
          <chart:axis chart:dimension="y" chart:name="primary-y" chart:style-name="ch7">
            <chart:title svg:x="0cm" svg:y="7.529cm" chart:style-name="ch8">
              <text:p>Time /sec</text:p>
            </chart:title>
            <chart:grid chart:style-name="ch9" chart:class="major"/>
          </chart:axis>
          <chart:series chart:style-name="ch10" chart:values-cell-range-address="'bubble, q'.B5:'bubble, q'.B11" chart:label-cell-address="'bubble, q'.B4:'bubble, q'.B4" chart:class="chart:scatter">
            <chart:domain table:cell-range-address="'bubble, q'.A5:'bubble, q'.A11"/>
            <chart:data-point chart:repeated="7"/>
          </chart:series>
          <chart:series chart:style-name="ch11" chart:values-cell-range-address="'bubble, q'.C5:'bubble, q'.C16" chart:label-cell-address="'bubble, q'.C4:'bubble, q'.C4" chart:class="chart:scatter">
            <chart:domain table:cell-range-address="'bubble, q'.A5:'bubble, q'.A16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sort</text:p>
                <draw:g>
                  <svg:desc>'bubble, q'.B4:'bubble, q'.B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sort</text:p>
                <draw:g>
                  <svg:desc>'bubble, q'.C4:'bubble, q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'q, merge, quick'.C22:'q, merge, quick'.C32</svg:desc>
                </draw:g>
              </table:table-cell>
              <table:table-cell office:value-type="float" office:value="2000">
                <text:p>2000</text:p>
                <draw:g>
                  <svg:desc>'bubble, q'.A5:'bubble, q'.A11</svg:desc>
                </draw:g>
              </table:table-cell>
              <table:table-cell office:value-type="float" office:value="0">
                <text:p>0</text:p>
                <draw:g>
                  <svg:desc>'bubble, q'.B5:'bubble, q'.B11</svg:desc>
                </draw:g>
              </table:table-cell>
              <table:table-cell office:value-type="float" office:value="2000">
                <text:p>2000</text:p>
                <draw:g>
                  <svg:desc>'bubble, q'.A5:'bubble, q'.A16</svg:desc>
                </draw:g>
              </table:table-cell>
              <table:table-cell office:value-type="float" office:value="0">
                <text:p>0</text:p>
                <draw:g>
                  <svg:desc>'bubble, q'.C5:'bubble, q'.C16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5000">
                <text:p>5000</text:p>
              </table:table-cell>
              <table:table-cell office:value-type="float" office:value="0.1">
                <text:p>0.1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0000">
                <text:p>10000</text:p>
              </table:table-cell>
              <table:table-cell office:value-type="float" office:value="0.4">
                <text:p>0.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0000">
                <text:p>20000</text:p>
              </table:table-cell>
              <table:table-cell office:value-type="float" office:value="1.8">
                <text:p>1.8</text:p>
              </table:table-cell>
              <table:table-cell office:value-type="float" office:value="20000">
                <text:p>2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50000">
                <text:p>50000</text:p>
              </table:table-cell>
              <table:table-cell office:value-type="float" office:value="11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100000">
                <text:p>100000</text:p>
              </table:table-cell>
              <table:table-cell office:value-type="float" office:value="42.7">
                <text:p>42.7</text:p>
              </table:table-cell>
              <table:table-cell office:value-type="float" office:value="100000">
                <text:p>10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.2</text:p>
              </table:table-cell>
              <table:table-cell office:value-type="float" office:value="200000">
                <text:p>200000</text:p>
              </table:table-cell>
              <table:table-cell office:value-type="float" office:value="170.6">
                <text:p>170.6</text:p>
              </table:table-cell>
              <table:table-cell office:value-type="float" office:value="200000">
                <text:p>20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">
                <text:p>500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00">
                <text:p>200000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0">
                <text:p>500000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51.9">
                <text:p>51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